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</style:style>
    <style:style style:name="P2" style:family="paragraph">
      <style:paragraph-properties fo:margin-left="0cm" fo:margin-right="0cm" fo:text-align="center" fo:text-indent="0cm"/>
      <style:text-properties fo:color="#ffffff" fo:font-family="Arial" style:font-family-generic="swiss" style:font-pitch="variable" fo:font-size="72pt" fo:font-style="normal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 style:text-autospace="none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align="center" fo:text-indent="0cm"/>
    </style:style>
    <style:style style:name="T1" style:family="text">
      <style:text-properties fo:color="#ffffff" fo:font-family="'Times New Roman'" style:font-family-generic="roman" style:font-pitch="variable" fo:font-size="58pt" fo:font-style="normal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ój Jezus</text:span><text:span text:style-name="T1"><text:line-break/></text:span><text:span text:style-name="T1">Królem królów jest,</text:span><text:span text:style-name="T1"><text:line-break/></text:span><text:span text:style-name="T1">mój Jezus</text:span><text:span text:style-name="T1"><text:line-break/></text:span><text:span text:style-name="T1">władać będzie wciąż,</text:span><text:span text:style-name="T1"><text:line-break/></text:span><text:span text:style-name="T1">Królestwo Jego wiecznie trwa,</text:span><text:span text:style-name="T1"><text:line-break/></text:span><text:span text:style-name="T1">On zbawił duszę mą</text:span><text:span text:style-name="T1"><text:line-break/></text:span><text:span text:style-name="T1">i teraz we mnie mieszka już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4"><text:span text:style-name="T1">1. On dał mi</text:span><text:span text:style-name="T1"><text:line-break/></text:span><text:span text:style-name="T1">całkiem nowe życie.</text:span><text:span text:style-name="T1"><text:line-break/></text:span><text:span text:style-name="T1">Uczynił mnie</text:span><text:span text:style-name="T1"><text:line-break/></text:span><text:span text:style-name="T1">dzieckiem światłości.</text:span><text:span text:style-name="T1"><text:line-break/></text:span><text:span text:style-name="T1">Dziedzictwem Swym</text:span><text:span text:style-name="T1"><text:line-break/></text:span><text:span text:style-name="T1">obdarzył mnie,</text:span><text:span text:style-name="T1"><text:line-break/></text:span><text:span text:style-name="T1">bo umiłował mnie</text:span><text:span text:style-name="T1"><text:line-break/></text:span><text:span text:style-name="T1">mój Ojciec -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Mój Jezus</text:span><text:span text:style-name="T1"><text:line-break/></text:span><text:span text:style-name="T1">Królem królów jest,</text:span><text:span text:style-name="T1"><text:line-break/></text:span><text:span text:style-name="T1">mój Jezus</text:span><text:span text:style-name="T1"><text:line-break/></text:span><text:span text:style-name="T1">władać będzie wciąż,</text:span><text:span text:style-name="T1"><text:line-break/></text:span><text:span text:style-name="T1">Królestwo Jego wiecznie trwa,</text:span><text:span text:style-name="T1"><text:line-break/></text:span><text:span text:style-name="T1">On zbawił duszę mą</text:span><text:span text:style-name="T1"><text:line-break/></text:span><text:span text:style-name="T1">i teraz we mnie mieszka już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6"><text:span text:style-name="T1">2. On wziął</text:span><text:span text:style-name="T1"><text:line-break/></text:span><text:span text:style-name="T1">na siebie </text:span><text:span text:style-name="T1">moje winy,</text:span><text:span text:style-name="T1"><text:line-break/></text:span><text:span text:style-name="T1">On wyrwał mnie</text:span><text:span text:style-name="T1"><text:line-break/></text:span><text:span text:style-name="T1">z królestwa ciemności,</text:span><text:span text:style-name="T1"><text:line-break/></text:span><text:span text:style-name="T1">choroby wszystkie</text:span><text:span text:style-name="T1"><text:line-break/></text:span><text:span text:style-name="T1">wziął na siebie</text:span><text:span text:style-name="T1"><text:line-break/></text:span><text:span text:style-name="T1">i już nie muszę się niczego ba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Mój Jezus</text:span><text:span text:style-name="T1"><text:line-break/></text:span><text:span text:style-name="T1">Królem królów jest,</text:span><text:span text:style-name="T1"><text:line-break/></text:span><text:span text:style-name="T1">mój Jezus</text:span><text:span text:style-name="T1"><text:line-break/></text:span><text:span text:style-name="T1">władać będzie wciąż,</text:span><text:span text:style-name="T1"><text:line-break/></text:span><text:span text:style-name="T1">Królestwo Jego wiecznie trwa,</text:span><text:span text:style-name="T1"><text:line-break/></text:span><text:span text:style-name="T1">On zbawił duszę mą</text:span><text:span text:style-name="T1"><text:line-break/></text:span><text:span text:style-name="T1">i teraz we mnie mieszka już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Refren" style:family="graphic">
      <style:paragraph-properties fo:margin-left="0.884cm" fo:margin-right="0cm" fo:text-align="start" fo:text-indent="0cm" style:text-autospace="ideograph-alpha"/>
      <style:text-properties fo:font-size="24.7000007629395pt" fo:language="en" fo:country="US" fo:font-weight="bold" style:font-size-asian="24.7000007629395pt" style:language-asian="pl" style:country-asian="PL" style:font-weight-asian="bold" style:font-size-complex="24.7000007629395pt" style:font-weight-complex="bold"/>
    </style:style>
    <style:style style:name="Zwrotka" style:family="graphic">
      <style:paragraph-properties fo:margin-left="0.884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3-29T14:20:31</meta:creation-date>
    <dc:creator>Rafał Talacha</dc:creator>
    <dc:date>2009-01-27T09:25:22</dc:date>
    <dc:language>pl-PL</dc:language>
    <meta:editing-cycles>10</meta:editing-cycles>
    <meta:editing-duration>PT58M40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